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2fde1f" officeooo:paragraph-rsid="002fde1f"/>
    </style:style>
    <style:style style:name="P8" style:family="paragraph" style:parent-style-name="Text_20_body">
      <style:text-properties officeooo:rsid="002957ff" officeooo:paragraph-rsid="002fde1f"/>
    </style:style>
    <style:style style:name="P9" style:family="paragraph" style:parent-style-name="Text_20_body">
      <style:text-properties officeooo:paragraph-rsid="002fde1f"/>
    </style:style>
    <style:style style:name="P10" style:family="paragraph" style:parent-style-name="Frame_20_contents">
      <style:text-properties officeooo:rsid="00323fd2" officeooo:paragraph-rsid="00323fd2"/>
    </style:style>
    <style:style style:name="P11" style:family="paragraph" style:parent-style-name="Text_20_body">
      <style:text-properties officeooo:rsid="00323fd2" officeooo:paragraph-rsid="00323fd2"/>
    </style:style>
    <style:style style:name="P12" style:family="paragraph" style:parent-style-name="Text_20_body">
      <style:text-properties officeooo:paragraph-rsid="00323fd2"/>
    </style:style>
    <style:style style:name="P13" style:family="paragraph" style:parent-style-name="Frame_20_contents">
      <style:text-properties officeooo:paragraph-rsid="00323fd2"/>
    </style:style>
    <style:style style:name="P14" style:family="paragraph" style:parent-style-name="Frame_20_contents">
      <style:text-properties fo:color="#c9211e" loext:opacity="100%" fo:font-weight="bold" style:font-weight-asian="bold" style:font-weight-complex="bold"/>
    </style:style>
    <style:style style:name="P15" style:family="paragraph" style:parent-style-name="Text_20_body">
      <style:text-properties officeooo:paragraph-rsid="0028298d"/>
    </style:style>
    <style:style style:name="P16" style:family="paragraph" style:parent-style-name="Text_20_body">
      <style:text-properties officeooo:rsid="002ad322" officeooo:paragraph-rsid="00323fd2"/>
    </style:style>
    <style:style style:name="P17" style:family="paragraph" style:parent-style-name="Text_20_body">
      <style:text-properties officeooo:rsid="00338732" officeooo:paragraph-rsid="00338732"/>
    </style:style>
    <style:style style:name="P18" style:family="paragraph" style:parent-style-name="Heading_20_2">
      <style:paragraph-properties fo:break-before="page"/>
      <style:text-properties officeooo:rsid="00323fd2" officeooo:paragraph-rsid="00323fd2"/>
    </style:style>
    <style:style style:name="P19" style:family="paragraph" style:parent-style-name="Heading_20_3">
      <style:text-properties officeooo:rsid="0028298d" officeooo:paragraph-rsid="0028298d"/>
    </style:style>
    <style:style style:name="P20" style:family="paragraph" style:parent-style-name="Heading_20_3">
      <style:paragraph-properties fo:break-before="page"/>
      <style:text-properties officeooo:rsid="0028298d" officeooo:paragraph-rsid="0028298d"/>
    </style:style>
    <style:style style:name="P21" style:family="paragraph" style:parent-style-name="Heading_20_3">
      <style:text-properties officeooo:rsid="002fde1f" officeooo:paragraph-rsid="002fde1f"/>
    </style:style>
    <style:style style:name="P22" style:family="paragraph" style:parent-style-name="Heading_20_3">
      <style:paragraph-properties fo:break-before="page"/>
      <style:text-properties officeooo:rsid="00323fd2" officeooo:paragraph-rsid="00323fd2"/>
    </style:style>
    <style:style style:name="P23" style:family="paragraph" style:parent-style-name="Heading_20_3">
      <style:text-properties officeooo:rsid="0036683b" officeooo:paragraph-rsid="0036683b"/>
    </style:style>
    <style:style style:name="P24" style:family="paragraph" style:parent-style-name="Heading_20_4">
      <style:paragraph-properties fo:break-before="page"/>
      <style:text-properties officeooo:rsid="00323fd2" officeooo:paragraph-rsid="00323fd2"/>
    </style:style>
    <style:style style:name="P25" style:family="paragraph" style:parent-style-name="Text_20_body" style:list-style-name="L1">
      <style:text-properties officeooo:paragraph-rsid="002fde1f"/>
    </style:style>
    <style:style style:name="P26" style:family="paragraph" style:parent-style-name="Text_20_body" style:list-style-name="L1">
      <style:paragraph-properties fo:text-align="start" style:justify-single-word="false"/>
      <style:text-properties officeooo:rsid="002957ff" officeooo:paragraph-rsid="002fde1f"/>
    </style:style>
    <style:style style:name="P27" style:family="paragraph" style:parent-style-name="Text_20_body" style:list-style-name="L1">
      <style:text-properties fo:font-weight="normal" officeooo:rsid="002fde1f" officeooo:paragraph-rsid="00323fd2" style:font-weight-asian="normal" style:font-weight-complex="normal"/>
    </style:style>
    <style:style style:name="P28" style:family="paragraph" style:parent-style-name="Text_20_body" style:list-style-name="L1">
      <style:text-properties fo:font-weight="normal" officeooo:rsid="002fde1f" officeooo:paragraph-rsid="002fde1f" style:font-weight-asian="normal" style:font-weight-complex="normal"/>
    </style:style>
    <style:style style:name="P29" style:family="paragraph" style:parent-style-name="Text_20_body" style:list-style-name="L1">
      <style:text-properties fo:font-weight="normal" officeooo:paragraph-rsid="00323fd2" style:font-weight-asian="normal" style:font-weight-complex="normal"/>
    </style:style>
    <style:style style:name="P30" style:family="paragraph" style:parent-style-name="Text_20_body" style:list-style-name="L1">
      <style:text-properties fo:font-style="normal" fo:font-weight="normal" officeooo:rsid="00323fd2" officeooo:paragraph-rsid="00323fd2" style:font-style-asian="normal" style:font-weight-asian="normal" style:font-style-complex="normal" style:font-weight-complex="normal"/>
    </style:style>
    <style:style style:name="P31" style:family="paragraph" style:parent-style-name="Text_20_body" style:list-style-name="L2">
      <style:text-properties officeooo:rsid="00323fd2" officeooo:paragraph-rsid="00323fd2"/>
    </style:style>
    <style:style style:name="P32" style:family="paragraph" style:parent-style-name="Text_20_body" style:list-style-name="L3">
      <style:text-properties officeooo:paragraph-rsid="00323fd2"/>
    </style:style>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weight="bold" officeooo:rsid="0039e894" style:font-weight-asian="bold" style:font-weight-complex="bold"/>
    </style:style>
    <style:style style:name="T4" style:family="text">
      <style:text-properties officeooo:rsid="002957ff"/>
    </style:style>
    <style:style style:name="T5" style:family="text">
      <style:text-properties fo:font-style="italic" style:font-style-asian="italic" style:font-style-complex="italic"/>
    </style:style>
    <style:style style:name="T6" style:family="text">
      <style:text-properties fo:font-style="italic" officeooo:rsid="002dfff1" style:font-style-asian="italic" style:font-style-complex="italic"/>
    </style:style>
    <style:style style:name="T7" style:family="text">
      <style:text-properties fo:font-style="italic" officeooo:rsid="002957ff" style:font-style-asian="italic" style:font-style-complex="italic"/>
    </style:style>
    <style:style style:name="T8" style:family="text">
      <style:text-properties fo:font-style="italic" officeooo:rsid="00323fd2"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ad322" style:font-style-asian="italic" style:font-weight-asian="bold" style:font-style-complex="italic" style:font-weight-complex="bold"/>
    </style:style>
    <style:style style:name="T12" style:family="text">
      <style:text-properties fo:font-style="italic" fo:font-weight="bold" officeooo:rsid="002957ff" style:font-style-asian="italic" style:font-weight-asian="bold" style:font-style-complex="italic" style:font-weight-complex="bold"/>
    </style:style>
    <style:style style:name="T13" style:family="text">
      <style:text-properties fo:font-style="italic" fo:font-weight="bold" officeooo:rsid="002d23f0" style:font-style-asian="italic" style:font-weight-asian="bold" style:font-style-complex="italic" style:font-weight-complex="bold"/>
    </style:style>
    <style:style style:name="T14" style:family="text">
      <style:text-properties fo:font-style="italic" fo:font-weight="bold" officeooo:rsid="002fde1f" style:font-style-asian="italic" style:font-weight-asian="bold" style:font-style-complex="italic" style:font-weight-complex="bold"/>
    </style:style>
    <style:style style:name="T15" style:family="text">
      <style:text-properties fo:font-style="italic" fo:font-weight="bold" officeooo:rsid="00323fd2"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ad322" style:font-style-asian="normal" style:font-weight-asian="normal" style:font-style-complex="normal" style:font-weight-complex="normal"/>
    </style:style>
    <style:style style:name="T18" style:family="text">
      <style:text-properties fo:font-style="normal" fo:font-weight="normal" officeooo:rsid="002d23f0" style:font-style-asian="normal" style:font-weight-asian="normal" style:font-style-complex="normal" style:font-weight-complex="normal"/>
    </style:style>
    <style:style style:name="T19" style:family="text">
      <style:text-properties fo:font-style="normal" fo:font-weight="normal" officeooo:rsid="002fde1f"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957ff" style:font-style-asian="normal" style:font-style-complex="normal"/>
    </style:style>
    <style:style style:name="T23" style:family="text">
      <style:text-properties fo:font-style="normal" officeooo:rsid="002fde1f" style:font-style-asian="normal" style:font-style-complex="normal"/>
    </style:style>
    <style:style style:name="T24" style:family="text">
      <style:text-properties fo:font-style="normal" officeooo:rsid="00323fd2" style:font-style-asian="normal" style:font-style-complex="normal"/>
    </style:style>
    <style:style style:name="T25" style:family="text">
      <style:text-properties officeooo:rsid="002dfff1"/>
    </style:style>
    <style:style style:name="T26" style:family="text">
      <style:text-properties officeooo:rsid="002fde1f"/>
    </style:style>
    <style:style style:name="T27" style:family="text">
      <style:text-properties officeooo:rsid="0024fa33"/>
    </style:style>
    <style:style style:name="T28" style:family="text">
      <style:text-properties officeooo:rsid="00323fd2"/>
    </style:style>
    <style:style style:name="T29" style:family="text">
      <style:text-properties officeooo:rsid="0028298d"/>
    </style:style>
    <style:style style:name="T30" style:family="text">
      <style:text-properties fo:color="#c9211e" loext:opacity="100%" fo:font-weight="bold" officeooo:rsid="00323fd2" style:font-weight-asian="bold" style:font-weight-complex="bold"/>
    </style:style>
    <style:style style:name="T31" style:family="text">
      <style:text-properties officeooo:rsid="003668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Release</text:h>
      <text:p text:style-name="P9"><text:span text:style-name="T28">Release</text:span><text:span text:style-name="T27"> CI job operates by </text:span><text:span text:style-name="T25">scanning through the </text:span><text:span text:style-name="T6">$PROJECT_PATH_ROOT/$PROJECT_PATH_</text:span><text:span text:style-name="T8">PKG</text:span><text:span text:style-name="T6">/</text:span><text:span text:style-name="T25"> directory for </text:span><text:span text:style-name="T28">the all</text:span><text:span text:style-name="T25"> </text:span><text:span text:style-name="T26">subject</text:span><text:span text:style-name="T28">s. It performs the required checking, finalization, generate the necessary release assets files, and finally upstream to the distributions ecosystem.</text:span></text:p>
      <text:p text:style-name="P14">IMPORTANT NOTE</text:p>
      <text:p text:style-name="Frame_20_contents">This is, <text:span text:style-name="T28">by default, a forward moving milestone CI Job usually triggered manually. The automated processes are mainly to validate the Release CI Job is working fine. </text:span><text:span text:style-name="T15">Some executions however, are irreversible (e.g. packages are already published)</text:span><text:span text:style-name="T28">. To reverse the outcome of this job, depending on severity, you might have to use the version control system to roll back, clean up the workspace, and depending on the remote ecosystem availability, override or remove the published packages.</text:span></text:p>
      <text:p text:style-name="P13"><text:span text:style-name="T28">Therefore, </text:span><text:span text:style-name="T30">be absolutely ready before calling this CI job</text:span><text:span text:style-name="T28">.</text:span></text:p>
      <text:p text:style-name="Text_20_body"/>
      <text:h text:style-name="P19" text:outline-level="3">Operating Mechanism</text:h>
      <text:p text:style-name="P15"><text:span text:style-name="T29">This CI Job executes in </text:span><text:span text:style-name="T28">series</text:span><text:span text:style-name="T26"> by default </text:span><text:span text:style-name="T28">due to finalization process. Parallel execution is strongly not recommended.</text:span></text:p>
      <text:p text:style-name="P15"><text:span text:style-name="T2">It’s highly recommended to keep all the release CI job algorithms inside the baseline job recipe only</text:span>.</text:p>
      <text:p text:style-name="P15"/>
      <text:h text:style-name="P21" text:outline-level="3">Cryptography Signing</text:h>
      <text:p text:style-name="P7">It’s duly noted that some ecosystems require cryptography notorization such as but not limited to GPG signing for <text:span text:style-name="T5">.deb</text:span> and <text:span text:style-name="T5">.rpm</text:span> package types.</text:p>
      <text:h text:style-name="P20" text:outline-level="3"><text:span text:style-name="T26">Limited </text:span>Customization</text:h>
      <text:p text:style-name="P9"><text:span text:style-name="T28">Release</text:span><text:span text:style-name="T4"> CI job offers </text:span><text:span text:style-name="T26">limited</text:span><text:span text:style-name="T4"> CI job recipe customization for </text:span><text:span text:style-name="T28">only</text:span><text:span text:style-name="T4"> baseline (</text:span><text:span text:style-name="T7">$PROJECT_PATH_SOURCE</text:span><text:span text:style-name="T4">) source. AutomataCI shall source their </text:span><text:span text:style-name="T7">.ci/</text:span><text:span text:style-name="T8">release</text:span><text:span text:style-name="T7">_unix-any.sh</text:span><text:span text:style-name="T4"> and </text:span><text:span text:style-name="T7">.ci/</text:span><text:span text:style-name="T8">release</text:span><text:span text:style-name="T7">_windows-any.ps1</text:span><text:span text:style-name="T4"> job recipes.</text:span></text:p>
      <text:p text:style-name="P8">The execution sequences are as follows:</text:p>
      <text:list text:style-name="L1">
        <text:list-item>
          <text:p text:style-name="P26"><text:span text:style-name="T10">automataCI/ci.sh.ps1</text:span><text:span text:style-name="T16"> is being executed </text:span><text:span text:style-name="T17">by user.</text:span></text:p>
        </text:list-item>
        <text:list-item>
          <text:p text:style-name="P26"><text:span text:style-name="T10">automataCI/ci.sh.ps1</text:span><text:span text:style-name="T16"> kicks start </text:span><text:span text:style-name="T10">automataCI/ci.sh</text:span><text:span text:style-name="T9"> </text:span><text:span text:style-name="T16">or </text:span><text:span text:style-name="T10">automataCI/ci.ps1</text:span><text:span text:style-name="T20"> </text:span><text:span text:style-name="T17">(represented as “</text:span><text:span text:style-name="T10">automataCI/ci.</text:span><text:span text:style-name="T11">{</text:span><text:span text:style-name="T10">sh,ps1</text:span><text:span text:style-name="T11">}</text:span><text:span text:style-name="T17">”) </text:span><text:span text:style-name="T16">depending on host machine’s OS.</text:span></text:p>
        </text:list-item>
        <text:list-item>
          <text:p text:style-name="P26"><text:span text:style-name="T10">automataCI/ci.{sh,ps1}</text:span><text:span text:style-name="T16"> sources </text:span><text:span text:style-name="T15">release</text:span><text:span text:style-name="T10">_unix-</text:span><text:span text:style-name="T13">any.sh</text:span><text:span text:style-name="T18"> or </text:span><text:span text:style-name="T15">release</text:span><text:span text:style-name="T13">_</text:span><text:span text:style-name="T10">windows-any.ps1</text:span><text:span text:style-name="T16"> </text:span><text:span text:style-name="T17">(represented as “</text:span><text:span text:style-name="T15">release</text:span><text:span text:style-name="T10">_{unix,windows}-any.{sh,ps1}</text:span><text:span text:style-name="T17">”) <text:s/></text:span><text:span text:style-name="T16">automataCI execution.</text:span></text:p>
        </text:list-item>
        <text:list-item>
          <text:p text:style-name="P25"><text:span text:style-name="T15">release</text:span><text:span text:style-name="T10">_{unix,windows}-any.{sh,ps1}</text:span><text:span text:style-name="T16"> sources </text:span><text:span text:style-name="T19">common content assembling function from </text:span><text:span text:style-name="T16">baseline customized CI job recipe's </text:span><text:span text:style-name="T10">$PROJE</text:span><text:span text:style-name="T13">CT_PATH_SOURCE</text:span><text:span text:style-name="T10">/.ci/</text:span><text:span text:style-name="T15">release</text:span><text:span text:style-name="T10">_unix-</text:span><text:span text:style-name="T11">any.sh</text:span><text:span text:style-name="T17"> or </text:span><text:span text:style-name="T10">$PROJECT_</text:span><text:span text:style-name="T13">PATH_SOURCE</text:span><text:span text:style-name="T10">/.ci/</text:span><text:span text:style-name="T15">release</text:span><text:span text:style-name="T10">_</text:span><text:span text:style-name="T13">windows</text:span><text:span text:style-name="T10">-</text:span><text:span text:style-name="T11">any.</text:span><text:span text:style-name="T13">ps1</text:span><text:span text:style-name="T20">.</text:span></text:p>
        </text:list-item>
        <text:list-item>
          <text:p text:style-name="P27"><text:span text:style-name="T15">release</text:span><text:span text:style-name="T12">_{unix,windows}-any.{sh,ps1}</text:span><text:span text:style-name="T22"> </text:span><text:span text:style-name="T24">runs the supplied pre-release execution function for customized executions before performing scans.</text:span></text:p>
        </text:list-item>
        <text:list-item>
          <text:p text:style-name="P27"><text:span text:style-name="T15">release</text:span><text:span text:style-name="T10">_{unix,windows}-any.{sh,ps1}</text:span><text:span text:style-name="T21"> </text:span><text:span text:style-name="T24">scans each packages and execute finalization. Upon completing its default functions, it calls the supplied in-flight execution function while feeding the subject for custom operation.</text:span></text:p>
        </text:list-item>
        <text:list-item>
          <text:p text:style-name="P28"><text:span text:style-name="T15">release</text:span><text:span text:style-name="T10">_{unix,windows}-any.{sh,ps1}</text:span><text:span text:style-name="T21"> performs </text:span><text:span text:style-name="T24">the sealing of the release including modification to repository’s version control components</text:span><text:span text:style-name="T21">.</text:span></text:p>
        </text:list-item>
        <text:list-item>
          <text:p text:style-name="P27"><text:span text:style-name="T15">release</text:span><text:span text:style-name="T12">_{unix,windows}-any.{sh,ps1}</text:span><text:span text:style-name="T22"> </text:span><text:span text:style-name="T24">runs the supplied post-release execution function for customized executions before publications.</text:span></text:p>
        </text:list-item>
        <text:list-item>
          <text:p text:style-name="P27"><text:span text:style-name="T15">release</text:span><text:span text:style-name="T12">_{unix,windows}-any.{sh,ps1}</text:span><text:span text:style-name="T22"> </text:span><text:span text:style-name="T24">runs the publications and upstream function.</text:span></text:p>
        </text:list-item>
        <text:list-item>
          <text:p text:style-name="P29"><text:span text:style-name="T15">release</text:span><text:span text:style-name="T14">_{unix,windows}-any.{sh,ps1}</text:span><text:span text:style-name="T23"> </text:span><text:span text:style-name="T24">concludes the operation.</text:span></text:p>
        </text:list-item>
        <text:list-item>
          <text:p text:style-name="P30">Maintainer can initialize the next version and commit everything as milestone.</text:p>
        </text:list-item>
      </text:list>
      <text:h text:style-name="P24" text:outline-level="4">Supplicant Functions</text:h>
      <text:p text:style-name="P11">There are 3 optional supplicant functions depending on the state of Release CI Job executions. Usually, they are not needed and left empty. They are:</text:p>
      <text:list text:style-name="L2">
        <text:list-item>
          <text:p text:style-name="P31"><text:span text:style-name="T2">RELAESE_Run_Pre_Processing</text:span> – last overall catch-up before executing finalization.</text:p>
        </text:list-item>
        <text:list-item>
          <text:p text:style-name="P31"><text:span text:style-name="T2">RELEASE_Run_Package_Processing</text:span> – last individual package executions.</text:p>
        </text:list-item>
        <text:list-item>
          <text:p text:style-name="P31"><text:span text:style-name="T2">RELEASE_Run_Post_Processing</text:span> – last touch up before publishing the packages.</text:p>
        </text:list-item>
      </text:list>
      <text:p text:style-name="P11"/>
      <text:p text:style-name="P12">The following return numbers to tell AutomataCI to perform the necessary actions:</text:p>
      <text:list text:style-name="L3">
        <text:list-item>
          <text:p text:style-name="P32"><text:span text:style-name="T3">1</text:span><text:span text:style-name="T2">0</text:span> – Tell AutomataCI to skip the packaging process.</text:p>
        </text:list-item>
        <text:list-item>
          <text:p text:style-name="P32"><text:span text:style-name="T2">0</text:span> – All good and proceed.</text:p>
        </text:list-item>
        <text:list-item>
          <text:p text:style-name="P32"><text:span text:style-name="T3">non-0</text:span> – Error is found.</text:p>
        </text:list-item>
      </text:list>
      <text:p text:style-name="P12"/>
      <text:h text:style-name="P22" text:outline-level="3">Upstream Repository Location</text:h>
      <text:p text:style-name="P11">Depending on where the publication repository located, AutomataCI shall pull and setup them locally in order to publish the applicable packages. Any remote publication repository in the local environment are located in:</text:p>
      <text:p text:style-name="P10">$PROJECT_PATH_ROOT/$PROJECT_PATH_RELEASE/</text:p>
      <text:p text:style-name="Text_20_body"/>
      <text:h text:style-name="P23" text:outline-level="3">Affected Packages</text:h>
      <text:p text:style-name="P16"><text:span text:style-name="T31">Different packages are acted differently by Release CI Job. </text:span>They are detailed in their sub-sections.</text:p>
      <text:p text:style-name="P17">Unlike other CI jobs, should any of the technolog<text:span text:style-name="T31">y or package type is</text:span> <text:span text:style-name="T31">missing in the </text:span>sub-sections, it is safely assumed that Release CI Job does nothing onto the subjected package <text:span text:style-name="T31">to keep this book effectively thinn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4</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4</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1DT1H3M5S</meta:editing-duration>
    <meta:editing-cycles>41</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08:58:32.151497384</dc:date>
    <dc:creator>Kean Ho Chew</dc:creator>
    <meta:document-statistic meta:table-count="0" meta:image-count="0" meta:object-count="0" meta:page-count="4" meta:paragraph-count="44" meta:word-count="563" meta:character-count="4348" meta:non-whitespace-character-count="3846"/>
    <meta:template xlink:type="simple" xlink:actuate="onRequest" xlink:title="Official Book" xlink:href="../../templates/Book.ott" meta:date="2023-11-17T20:33:17.245827505"/>
  </office:meta>
</office:document-meta>
</file>